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61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2.422cm"/>
    </style:style>
    <style:style style:name="co7" style:family="table-column">
      <style:table-column-properties fo:break-before="auto" style:column-width="3.448cm"/>
    </style:style>
    <style:style style:name="co8" style:family="table-column">
      <style:table-column-properties fo:break-before="auto" style:column-width="3.829cm"/>
    </style:style>
    <style:style style:name="co9" style:family="table-column">
      <style:table-column-properties fo:break-before="auto" style:column-width="3.743cm"/>
    </style:style>
    <style:style style:name="co10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8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rapezio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y+2y+...+2y+y</text:p>
          </table:table-cell>
          <table:table-cell table:number-columns-repeated="2"/>
          <table:table-cell table:style-name="ce9" table:number-columns-repeated="4"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style-name="ce5" table:formula="of:=(2.718281^-([.A2]^2))" office:value-type="float" office:value="0.000123410142595038" calcext:value-type="float">
            <text:p>0,0001234101</text:p>
          </table:table-cell>
          <table:table-cell table:style-name="ce5" table:formula="of:=([.B2])" office:value-type="float" office:value="0.000123410142595038" calcext:value-type="float">
            <text:p>0,0001234101</text:p>
          </table:table-cell>
          <table:table-cell table:style-name="Default"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2.875" calcext:value-type="float">
            <text:p>-2,875</text:p>
          </table:table-cell>
          <table:table-cell table:style-name="ce5" table:formula="of:=(2.718281^-([.A3]^2))" office:value-type="float" office:value="0.000257208766744775" calcext:value-type="float">
            <text:p>0,0002572088</text:p>
          </table:table-cell>
          <table:table-cell table:style-name="ce5" table:formula="of:=(2*[.B3])" office:value-type="float" office:value="0.00051441753348955" calcext:value-type="float">
            <text:p>0,0005144175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2.75" calcext:value-type="float">
            <text:p>-2,75</text:p>
          </table:table-cell>
          <table:table-cell table:style-name="ce5" table:formula="of:=(2.718281^-([.A4]^2))" office:value-type="float" office:value="0.00051957587969613" calcext:value-type="float">
            <text:p>0,0005195759</text:p>
          </table:table-cell>
          <table:table-cell table:style-name="ce5" table:formula="of:=(2*[.B4])" office:value-type="float" office:value="0.00103915175939226" calcext:value-type="float">
            <text:p>0,0010391518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2.625" calcext:value-type="float">
            <text:p>-2,625</text:p>
          </table:table-cell>
          <table:table-cell table:style-name="ce5" table:formula="of:=(2.718281^-([.A5]^2))" office:value-type="float" office:value="0.00101727997997887" calcext:value-type="float">
            <text:p>0,00101728</text:p>
          </table:table-cell>
          <table:table-cell table:style-name="ce5" table:formula="of:=(2*[.B5])" office:value-type="float" office:value="0.00203455995995774" calcext:value-type="float">
            <text:p>0,00203456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2.5" calcext:value-type="float">
            <text:p>-2,5</text:p>
          </table:table-cell>
          <table:table-cell table:style-name="ce5" table:formula="of:=(2.718281^-([.A6]^2))" office:value-type="float" office:value="0.00193045781342175" calcext:value-type="float">
            <text:p>0,0019304578</text:p>
          </table:table-cell>
          <table:table-cell table:style-name="ce5" table:formula="of:=(2*[.B6])" office:value-type="float" office:value="0.00386091562684349" calcext:value-type="float">
            <text:p>0,0038609156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2.375" calcext:value-type="float">
            <text:p>-2,375</text:p>
          </table:table-cell>
          <table:table-cell table:style-name="ce5" table:formula="of:=(2.718281^-([.A7]^2))" office:value-type="float" office:value="0.00355065466120589" calcext:value-type="float">
            <text:p>0,0035506547</text:p>
          </table:table-cell>
          <table:table-cell table:style-name="ce5" table:formula="of:=(2*[.B7])" office:value-type="float" office:value="0.00710130932241178" calcext:value-type="float">
            <text:p>0,0071013093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2.25" calcext:value-type="float">
            <text:p>-2,25</text:p>
          </table:table-cell>
          <table:table-cell table:style-name="ce5" table:formula="of:=(2.718281^-([.A8]^2))" office:value-type="float" office:value="0.00632972519369859" calcext:value-type="float">
            <text:p>0,0063297252</text:p>
          </table:table-cell>
          <table:table-cell table:style-name="ce5" table:formula="of:=(2*[.B8])" office:value-type="float" office:value="0.0126594503873972" calcext:value-type="float">
            <text:p>0,0126594504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2.125" calcext:value-type="float">
            <text:p>-2,125</text:p>
          </table:table-cell>
          <table:table-cell table:style-name="ce5" table:formula="of:=(2.718281^-([.A9]^2))" office:value-type="float" office:value="0.0109367825622434" calcext:value-type="float">
            <text:p>0,0109367826</text:p>
          </table:table-cell>
          <table:table-cell table:style-name="ce5" table:formula="of:=(2*[.B9])" office:value-type="float" office:value="0.0218735651244867" calcext:value-type="float">
            <text:p>0,0218735651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5" table:formula="of:=(2.718281^-([.A10]^2))" office:value-type="float" office:value="0.0183156612172037" calcext:value-type="float">
            <text:p>0,0183156612</text:p>
          </table:table-cell>
          <table:table-cell table:style-name="ce5" table:formula="of:=(2*[.B10])" office:value-type="float" office:value="0.0366313224344075" calcext:value-type="float">
            <text:p>0,0366313224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1.875" calcext:value-type="float">
            <text:p>-1,875</text:p>
          </table:table-cell>
          <table:table-cell table:style-name="ce5" table:formula="of:=(2.718281^-([.A11]^2))" office:value-type="float" office:value="0.0297292482400774" calcext:value-type="float">
            <text:p>0,0297292482</text:p>
          </table:table-cell>
          <table:table-cell table:style-name="ce5" table:formula="of:=(2*[.B11])" office:value-type="float" office:value="0.0594584964801549" calcext:value-type="float">
            <text:p>0,0594584965</text:p>
          </table:table-cell>
          <table:table-cell/>
          <table:table-cell table:style-name="ce8"/>
          <table:table-cell table:style-name="ce7" table:number-columns-repeated="4"/>
        </table:table-row>
        <table:table-row table:style-name="ro1">
          <table:table-cell table:style-name="ce2" office:value-type="float" office:value="-1.75" calcext:value-type="float">
            <text:p>-1,75</text:p>
          </table:table-cell>
          <table:table-cell table:style-name="ce5" table:formula="of:=(2.718281^-([.A12]^2))" office:value-type="float" office:value="0.0467706660381634" calcext:value-type="float">
            <text:p>0,046770666</text:p>
          </table:table-cell>
          <table:table-cell table:style-name="ce5" table:formula="of:=(2*[.B12])" office:value-type="float" office:value="0.0935413320763267" calcext:value-type="float">
            <text:p>0,0935413321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1.625" calcext:value-type="float">
            <text:p>-1,625</text:p>
          </table:table-cell>
          <table:table-cell table:style-name="ce5" table:formula="of:=(2.718281^-([.A13]^2))" office:value-type="float" office:value="0.0713167400928383" calcext:value-type="float">
            <text:p>0,0713167401</text:p>
          </table:table-cell>
          <table:table-cell table:style-name="ce5" table:formula="of:=(2*[.B13])" office:value-type="float" office:value="0.142633480185677" calcext:value-type="float">
            <text:p>0,1426334802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1.5" calcext:value-type="float">
            <text:p>-1,5</text:p>
          </table:table-cell>
          <table:table-cell table:style-name="ce5" table:formula="of:=(2.718281^-([.A14]^2))" office:value-type="float" office:value="0.105399296838297" calcext:value-type="float">
            <text:p>0,1053992968</text:p>
          </table:table-cell>
          <table:table-cell table:style-name="ce5" table:formula="of:=(2*[.B14])" office:value-type="float" office:value="0.210798593676595" calcext:value-type="float">
            <text:p>0,2107985937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1.375" calcext:value-type="float">
            <text:p>-1,375</text:p>
          </table:table-cell>
          <table:table-cell table:style-name="ce5" table:formula="of:=(2.718281^-([.A15]^2))" office:value-type="float" office:value="0.150977505450885" calcext:value-type="float">
            <text:p>0,1509775055</text:p>
          </table:table-cell>
          <table:table-cell table:style-name="ce5" table:formula="of:=(2*[.B15])" office:value-type="float" office:value="0.30195501090177" calcext:value-type="float">
            <text:p>0,3019550109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1.25" calcext:value-type="float">
            <text:p>-1,25</text:p>
          </table:table-cell>
          <table:table-cell table:style-name="ce5" table:formula="of:=(2.718281^-([.A16]^2))" office:value-type="float" office:value="0.209611486969733" calcext:value-type="float">
            <text:p>0,209611487</text:p>
          </table:table-cell>
          <table:table-cell table:style-name="ce5" table:formula="of:=(2*[.B16])" office:value-type="float" office:value="0.419222973939467" calcext:value-type="float">
            <text:p>0,4192229739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1.125" calcext:value-type="float">
            <text:p>-1,125</text:p>
          </table:table-cell>
          <table:table-cell table:style-name="ce5" table:formula="of:=(2.718281^-([.A17]^2))" office:value-type="float" office:value="0.282063060493542" calcext:value-type="float">
            <text:p>0,2820630605</text:p>
          </table:table-cell>
          <table:table-cell table:style-name="ce5" table:formula="of:=(2*[.B17])" office:value-type="float" office:value="0.564126120987084" calcext:value-type="float">
            <text:p>0,564126121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5" table:formula="of:=(2.718281^-([.A18]^2))" office:value-type="float" office:value="0.367879553291216" calcext:value-type="float">
            <text:p>0,3678795533</text:p>
          </table:table-cell>
          <table:table-cell table:style-name="ce5" table:formula="of:=(2*[.B18])" office:value-type="float" office:value="0.735759106582432" calcext:value-type="float">
            <text:p>0,7357591066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0.875" calcext:value-type="float">
            <text:p>-0,875</text:p>
          </table:table-cell>
          <table:table-cell table:style-name="ce5" table:formula="of:=(2.718281^-([.A19]^2))" office:value-type="float" office:value="0.465043296648131" calcext:value-type="float">
            <text:p>0,4650432966</text:p>
          </table:table-cell>
          <table:table-cell table:style-name="ce5" table:formula="of:=(2*[.B19])" office:value-type="float" office:value="0.930086593296262" calcext:value-type="float">
            <text:p>0,9300865933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0.75" calcext:value-type="float">
            <text:p>-0,75</text:p>
          </table:table-cell>
          <table:table-cell table:style-name="ce5" table:formula="of:=(2.718281^-([.A20]^2))" office:value-type="float" office:value="0.569782922411574" calcext:value-type="float">
            <text:p>0,5697829224</text:p>
          </table:table-cell>
          <table:table-cell table:style-name="ce5" table:formula="of:=(2*[.B20])" office:value-type="float" office:value="1.13956584482315" calcext:value-type="float">
            <text:p>1,1395658448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0.625" calcext:value-type="float">
            <text:p>-0,625</text:p>
          </table:table-cell>
          <table:table-cell table:style-name="ce5" table:formula="of:=(2.718281^-([.A21]^2))" office:value-type="float" office:value="0.67663392671634" calcext:value-type="float">
            <text:p>0,6766339267</text:p>
          </table:table-cell>
          <table:table-cell table:style-name="ce5" table:formula="of:=(2*[.B21])" office:value-type="float" office:value="1.35326785343268" calcext:value-type="float">
            <text:p>1,3532678534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0.5" calcext:value-type="float">
            <text:p>-0,5</text:p>
          </table:table-cell>
          <table:table-cell table:style-name="ce5" table:formula="of:=(2.718281^-([.A22]^2))" office:value-type="float" office:value="0.778800842410789" calcext:value-type="float">
            <text:p>0,7788008424</text:p>
          </table:table-cell>
          <table:table-cell table:style-name="ce5" table:formula="of:=(2*[.B22])" office:value-type="float" office:value="1.55760168482158" calcext:value-type="float">
            <text:p>1,5576016848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0.375" calcext:value-type="float">
            <text:p>-0,375</text:p>
          </table:table-cell>
          <table:table-cell table:style-name="ce5" table:formula="of:=(2.718281^-([.A23]^2))" office:value-type="float" office:value="0.868815093499142" calcext:value-type="float">
            <text:p>0,8688150935</text:p>
          </table:table-cell>
          <table:table-cell table:style-name="ce5" table:formula="of:=(2*[.B23])" office:value-type="float" office:value="1.73763018699828" calcext:value-type="float">
            <text:p>1,737630187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0.25" calcext:value-type="float">
            <text:p>-0,25</text:p>
          </table:table-cell>
          <table:table-cell table:style-name="ce5" table:formula="of:=(2.718281^-([.A24]^2))" office:value-type="float" office:value="0.939413080707715" calcext:value-type="float">
            <text:p>0,9394130807</text:p>
          </table:table-cell>
          <table:table-cell table:style-name="ce5" table:formula="of:=(2*[.B24])" office:value-type="float" office:value="1.87882616141543" calcext:value-type="float">
            <text:p>1,8788261614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-0.125" calcext:value-type="float">
            <text:p>-0,125</text:p>
          </table:table-cell>
          <table:table-cell table:style-name="ce5" table:formula="of:=(2.718281^-([.A25]^2))" office:value-type="float" office:value="0.984496441693659" calcext:value-type="float">
            <text:p>0,9844964417</text:p>
          </table:table-cell>
          <table:table-cell table:style-name="ce5" table:formula="of:=(2*[.B25])" office:value-type="float" office:value="1.96899288338732" calcext:value-type="float">
            <text:p>1,9689928834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(2.718281^-([.A26]^2))" office:value-type="float" office:value="1" calcext:value-type="float">
            <text:p>1</text:p>
          </table:table-cell>
          <table:table-cell table:style-name="ce5" table:formula="of:=(2*[.B26])" office:value-type="float" office:value="2" calcext:value-type="float">
            <text:p>2</text:p>
          </table:table-cell>
          <table:table-cell table:number-columns-repeated="2"/>
          <table:table-cell table:style-name="ce7" table:number-columns-repeated="4"/>
        </table:table-row>
        <table:table-row table:style-name="ro1">
          <table:table-cell table:style-name="ce2" office:value-type="float" office:value="0.125" calcext:value-type="float">
            <text:p>0,125</text:p>
          </table:table-cell>
          <table:table-cell table:style-name="ce5" table:formula="of:=(2.718281^-([.A27]^2))" office:value-type="float" office:value="0.984496441693659" calcext:value-type="float">
            <text:p>0,9844964417</text:p>
          </table:table-cell>
          <table:table-cell table:style-name="ce5" table:formula="of:=(2*[.B27])" office:value-type="float" office:value="1.96899288338732" calcext:value-type="float">
            <text:p>1,9689928834</text:p>
          </table:table-cell>
          <table:table-cell table:number-columns-repeated="6"/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5" table:formula="of:=(2.718281^-([.A28]^2))" office:value-type="float" office:value="0.939413080707715" calcext:value-type="float">
            <text:p>0,9394130807</text:p>
          </table:table-cell>
          <table:table-cell table:style-name="ce5" table:formula="of:=(2*[.B28])" office:value-type="float" office:value="1.87882616141543" calcext:value-type="float">
            <text:p>1,8788261614</text:p>
          </table:table-cell>
          <table:table-cell table:number-columns-repeated="6"/>
        </table:table-row>
        <table:table-row table:style-name="ro1">
          <table:table-cell table:style-name="ce2" office:value-type="float" office:value="0.375" calcext:value-type="float">
            <text:p>0,375</text:p>
          </table:table-cell>
          <table:table-cell table:style-name="ce5" table:formula="of:=(2.718281^-([.A29]^2))" office:value-type="float" office:value="0.868815093499142" calcext:value-type="float">
            <text:p>0,8688150935</text:p>
          </table:table-cell>
          <table:table-cell table:style-name="ce5" table:formula="of:=(2*[.B29])" office:value-type="float" office:value="1.73763018699828" calcext:value-type="float">
            <text:p>1,737630187</text:p>
          </table:table-cell>
          <table:table-cell table:number-columns-repeated="6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5" table:formula="of:=(2.718281^-([.A30]^2))" office:value-type="float" office:value="0.778800842410789" calcext:value-type="float">
            <text:p>0,7788008424</text:p>
          </table:table-cell>
          <table:table-cell table:style-name="ce5" table:formula="of:=(2*[.B30])" office:value-type="float" office:value="1.55760168482158" calcext:value-type="float">
            <text:p>1,5576016848</text:p>
          </table:table-cell>
          <table:table-cell table:number-columns-repeated="6"/>
        </table:table-row>
        <table:table-row table:style-name="ro1">
          <table:table-cell table:style-name="ce2" office:value-type="float" office:value="0.625" calcext:value-type="float">
            <text:p>0,625</text:p>
          </table:table-cell>
          <table:table-cell table:style-name="ce5" table:formula="of:=(2.718281^-([.A31]^2))" office:value-type="float" office:value="0.67663392671634" calcext:value-type="float">
            <text:p>0,6766339267</text:p>
          </table:table-cell>
          <table:table-cell table:style-name="ce5" table:formula="of:=(2*[.B31])" office:value-type="float" office:value="1.35326785343268" calcext:value-type="float">
            <text:p>1,3532678534</text:p>
          </table:table-cell>
          <table:table-cell table:number-columns-repeated="6"/>
        </table:table-row>
        <table:table-row table:style-name="ro1">
          <table:table-cell table:style-name="ce2" office:value-type="float" office:value="0.75" calcext:value-type="float">
            <text:p>0,75</text:p>
          </table:table-cell>
          <table:table-cell table:style-name="ce5" table:formula="of:=(2.718281^-([.A32]^2))" office:value-type="float" office:value="0.569782922411574" calcext:value-type="float">
            <text:p>0,5697829224</text:p>
          </table:table-cell>
          <table:table-cell table:style-name="ce5" table:formula="of:=(2*[.B32])" office:value-type="float" office:value="1.13956584482315" calcext:value-type="float">
            <text:p>1,1395658448</text:p>
          </table:table-cell>
          <table:table-cell table:number-columns-repeated="6"/>
        </table:table-row>
        <table:table-row table:style-name="ro1">
          <table:table-cell table:style-name="ce2" office:value-type="float" office:value="0.875" calcext:value-type="float">
            <text:p>0,875</text:p>
          </table:table-cell>
          <table:table-cell table:style-name="ce5" table:formula="of:=(2.718281^-([.A33]^2))" office:value-type="float" office:value="0.465043296648131" calcext:value-type="float">
            <text:p>0,4650432966</text:p>
          </table:table-cell>
          <table:table-cell table:style-name="ce5" table:formula="of:=(2*[.B33])" office:value-type="float" office:value="0.930086593296262" calcext:value-type="float">
            <text:p>0,9300865933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(2.718281^-([.A34]^2))" office:value-type="float" office:value="0.367879553291216" calcext:value-type="float">
            <text:p>0,3678795533</text:p>
          </table:table-cell>
          <table:table-cell table:style-name="ce5" table:formula="of:=(2*[.B34])" office:value-type="float" office:value="0.735759106582432" calcext:value-type="float">
            <text:p>0,7357591066</text:p>
          </table:table-cell>
          <table:table-cell table:number-columns-repeated="6"/>
        </table:table-row>
        <table:table-row table:style-name="ro1">
          <table:table-cell table:style-name="ce2" office:value-type="float" office:value="1.125" calcext:value-type="float">
            <text:p>1,125</text:p>
          </table:table-cell>
          <table:table-cell table:style-name="ce5" table:formula="of:=(2.718281^-([.A35]^2))" office:value-type="float" office:value="0.282063060493542" calcext:value-type="float">
            <text:p>0,2820630605</text:p>
          </table:table-cell>
          <table:table-cell table:style-name="ce5" table:formula="of:=(2*[.B35])" office:value-type="float" office:value="0.564126120987084" calcext:value-type="float">
            <text:p>0,564126121</text:p>
          </table:table-cell>
          <table:table-cell table:number-columns-repeated="6"/>
        </table:table-row>
        <table:table-row table:style-name="ro1">
          <table:table-cell table:style-name="ce2" office:value-type="float" office:value="1.25" calcext:value-type="float">
            <text:p>1,25</text:p>
          </table:table-cell>
          <table:table-cell table:style-name="ce5" table:formula="of:=(2.718281^-([.A36]^2))" office:value-type="float" office:value="0.209611486969733" calcext:value-type="float">
            <text:p>0,209611487</text:p>
          </table:table-cell>
          <table:table-cell table:style-name="ce5" table:formula="of:=(2*[.B36])" office:value-type="float" office:value="0.419222973939467" calcext:value-type="float">
            <text:p>0,4192229739</text:p>
          </table:table-cell>
          <table:table-cell table:number-columns-repeated="6"/>
        </table:table-row>
        <table:table-row table:style-name="ro1">
          <table:table-cell table:style-name="ce2" office:value-type="float" office:value="1.375" calcext:value-type="float">
            <text:p>1,375</text:p>
          </table:table-cell>
          <table:table-cell table:style-name="ce5" table:formula="of:=(2.718281^-([.A37]^2))" office:value-type="float" office:value="0.150977505450885" calcext:value-type="float">
            <text:p>0,1509775055</text:p>
          </table:table-cell>
          <table:table-cell table:style-name="ce5" table:formula="of:=(2*[.B37])" office:value-type="float" office:value="0.30195501090177" calcext:value-type="float">
            <text:p>0,3019550109</text:p>
          </table:table-cell>
          <table:table-cell table:number-columns-repeated="6"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table:style-name="ce5" table:formula="of:=(2.718281^-([.A38]^2))" office:value-type="float" office:value="0.105399296838297" calcext:value-type="float">
            <text:p>0,1053992968</text:p>
          </table:table-cell>
          <table:table-cell table:style-name="ce5" table:formula="of:=(2*[.B38])" office:value-type="float" office:value="0.210798593676595" calcext:value-type="float">
            <text:p>0,2107985937</text:p>
          </table:table-cell>
          <table:table-cell table:number-columns-repeated="6"/>
        </table:table-row>
        <table:table-row table:style-name="ro1">
          <table:table-cell table:style-name="ce2" office:value-type="float" office:value="1.625" calcext:value-type="float">
            <text:p>1,625</text:p>
          </table:table-cell>
          <table:table-cell table:style-name="ce5" table:formula="of:=(2.718281^-([.A39]^2))" office:value-type="float" office:value="0.0713167400928383" calcext:value-type="float">
            <text:p>0,0713167401</text:p>
          </table:table-cell>
          <table:table-cell table:style-name="ce5" table:formula="of:=(2*[.B39])" office:value-type="float" office:value="0.142633480185677" calcext:value-type="float">
            <text:p>0,1426334802</text:p>
          </table:table-cell>
          <table:table-cell table:number-columns-repeated="6"/>
        </table:table-row>
        <table:table-row table:style-name="ro1">
          <table:table-cell table:style-name="ce2" office:value-type="float" office:value="1.75" calcext:value-type="float">
            <text:p>1,75</text:p>
          </table:table-cell>
          <table:table-cell table:style-name="ce5" table:formula="of:=(2.718281^-([.A40]^2))" office:value-type="float" office:value="0.0467706660381634" calcext:value-type="float">
            <text:p>0,046770666</text:p>
          </table:table-cell>
          <table:table-cell table:style-name="ce5" table:formula="of:=(2*[.B40])" office:value-type="float" office:value="0.0935413320763267" calcext:value-type="float">
            <text:p>0,0935413321</text:p>
          </table:table-cell>
          <table:table-cell table:number-columns-repeated="6"/>
        </table:table-row>
        <table:table-row table:style-name="ro1">
          <table:table-cell table:style-name="ce2" office:value-type="float" office:value="1.875" calcext:value-type="float">
            <text:p>1,875</text:p>
          </table:table-cell>
          <table:table-cell table:style-name="ce5" table:formula="of:=(2.718281^-([.A41]^2))" office:value-type="float" office:value="0.0297292482400774" calcext:value-type="float">
            <text:p>0,0297292482</text:p>
          </table:table-cell>
          <table:table-cell table:style-name="ce5" table:formula="of:=(2*[.B41])" office:value-type="float" office:value="0.0594584964801549" calcext:value-type="float">
            <text:p>0,0594584965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formula="of:=(2.718281^-([.A42]^2))" office:value-type="float" office:value="0.0183156612172037" calcext:value-type="float">
            <text:p>0,0183156612</text:p>
          </table:table-cell>
          <table:table-cell table:style-name="ce5" table:formula="of:=(2*[.B42])" office:value-type="float" office:value="0.0366313224344075" calcext:value-type="float">
            <text:p>0,0366313224</text:p>
          </table:table-cell>
          <table:table-cell table:number-columns-repeated="6"/>
        </table:table-row>
        <table:table-row table:style-name="ro1">
          <table:table-cell table:style-name="ce2" office:value-type="float" office:value="2.125" calcext:value-type="float">
            <text:p>2,125</text:p>
          </table:table-cell>
          <table:table-cell table:style-name="ce5" table:formula="of:=(2.718281^-([.A43]^2))" office:value-type="float" office:value="0.0109367825622434" calcext:value-type="float">
            <text:p>0,0109367826</text:p>
          </table:table-cell>
          <table:table-cell table:style-name="ce5" table:formula="of:=(2*[.B43])" office:value-type="float" office:value="0.0218735651244867" calcext:value-type="float">
            <text:p>0,0218735651</text:p>
          </table:table-cell>
          <table:table-cell table:number-columns-repeated="6"/>
        </table:table-row>
        <table:table-row table:style-name="ro1">
          <table:table-cell table:style-name="ce2" office:value-type="float" office:value="2.25" calcext:value-type="float">
            <text:p>2,25</text:p>
          </table:table-cell>
          <table:table-cell table:style-name="ce5" table:formula="of:=(2.718281^-([.A44]^2))" office:value-type="float" office:value="0.00632972519369859" calcext:value-type="float">
            <text:p>0,0063297252</text:p>
          </table:table-cell>
          <table:table-cell table:style-name="ce5" table:formula="of:=(2*[.B44])" office:value-type="float" office:value="0.0126594503873972" calcext:value-type="float">
            <text:p>0,0126594504</text:p>
          </table:table-cell>
          <table:table-cell table:number-columns-repeated="6"/>
        </table:table-row>
        <table:table-row table:style-name="ro1">
          <table:table-cell table:style-name="ce2" office:value-type="float" office:value="2.375" calcext:value-type="float">
            <text:p>2,375</text:p>
          </table:table-cell>
          <table:table-cell table:style-name="ce5" table:formula="of:=(2.718281^-([.A45]^2))" office:value-type="float" office:value="0.00355065466120589" calcext:value-type="float">
            <text:p>0,0035506547</text:p>
          </table:table-cell>
          <table:table-cell table:style-name="ce5" table:formula="of:=(2*[.B45])" office:value-type="float" office:value="0.00710130932241178" calcext:value-type="float">
            <text:p>0,0071013093</text:p>
          </table:table-cell>
          <table:table-cell table:number-columns-repeated="6"/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table:style-name="ce5" table:formula="of:=(2.718281^-([.A46]^2))" office:value-type="float" office:value="0.00193045781342175" calcext:value-type="float">
            <text:p>0,0019304578</text:p>
          </table:table-cell>
          <table:table-cell table:style-name="ce5" table:formula="of:=(2*[.B46])" office:value-type="float" office:value="0.00386091562684349" calcext:value-type="float">
            <text:p>0,0038609156</text:p>
          </table:table-cell>
          <table:table-cell table:number-columns-repeated="6"/>
        </table:table-row>
        <table:table-row table:style-name="ro1">
          <table:table-cell table:style-name="ce2" office:value-type="float" office:value="2.625" calcext:value-type="float">
            <text:p>2,625</text:p>
          </table:table-cell>
          <table:table-cell table:style-name="ce5" table:formula="of:=(2.718281^-([.A47]^2))" office:value-type="float" office:value="0.00101727997997887" calcext:value-type="float">
            <text:p>0,00101728</text:p>
          </table:table-cell>
          <table:table-cell table:style-name="ce5" table:formula="of:=(2*[.B47])" office:value-type="float" office:value="0.00203455995995774" calcext:value-type="float">
            <text:p>0,00203456</text:p>
          </table:table-cell>
          <table:table-cell table:number-columns-repeated="6"/>
        </table:table-row>
        <table:table-row table:style-name="ro1">
          <table:table-cell table:style-name="ce2" office:value-type="float" office:value="2.75" calcext:value-type="float">
            <text:p>2,75</text:p>
          </table:table-cell>
          <table:table-cell table:style-name="ce5" table:formula="of:=(2.718281^-([.A48]^2))" office:value-type="float" office:value="0.00051957587969613" calcext:value-type="float">
            <text:p>0,0005195759</text:p>
          </table:table-cell>
          <table:table-cell table:style-name="ce5" table:formula="of:=(2*[.B48])" office:value-type="float" office:value="0.00103915175939226" calcext:value-type="float">
            <text:p>0,0010391518</text:p>
          </table:table-cell>
          <table:table-cell table:number-columns-repeated="6"/>
        </table:table-row>
        <table:table-row table:style-name="ro1">
          <table:table-cell table:style-name="ce2" office:value-type="float" office:value="2.875" calcext:value-type="float">
            <text:p>2,875</text:p>
          </table:table-cell>
          <table:table-cell table:style-name="ce5" table:formula="of:=(2.718281^-([.A49]^2))" office:value-type="float" office:value="0.000257208766744775" calcext:value-type="float">
            <text:p>0,0002572088</text:p>
          </table:table-cell>
          <table:table-cell table:style-name="ce5" table:formula="of:=(2*[.B49])" office:value-type="float" office:value="0.00051441753348955" calcext:value-type="float">
            <text:p>0,0005144175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formula="of:=(2.718281^-([.A50]^2))" office:value-type="float" office:value="0.000123410142595038" calcext:value-type="float">
            <text:p>0,0001234101</text:p>
          </table:table-cell>
          <table:table-cell table:style-name="ce5" office:value-type="float" office:value="0.0001234101" calcext:value-type="float">
            <text:p>0,000123410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5"/>
          <table:table-cell table:style-name="ce4" table:formula="of:=SUM([.C2:.C50])" office:value-type="float" office:value="28.3586088505478" calcext:value-type="float">
            <text:p>28,3586088505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6" office:value-type="string" calcext:value-type="string">
            <text:p>h/3 * C27</text:p>
          </table:table-cell>
          <table:table-cell table:style-name="ce4" table:formula="of:=0.0625*[.C51]" office:value-type="float" office:value="1.77241305315924" calcext:value-type="float">
            <text:p>1,7724130532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6" office:value-type="string" calcext:value-type="string">
            <text:p>Áreal Total</text:p>
          </table:table-cell>
          <table:table-cell table:style-name="ce4" table:formula="of:=[.C52]*1.1283791671" office:value-type="float" office:value="1.99995396468099" calcext:value-type="float">
            <text:p>1,9999539647</text:p>
          </table:table-cell>
          <table:table-cell table:number-columns-repeated="6"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impson" table:style-name="ta1">
        <table:table-column table:style-name="co1" table:default-cell-style-name="ce7"/>
        <table:table-column table:style-name="co7" table:default-cell-style-name="ce11"/>
        <table:table-column table:style-name="co8" table:default-cell-style-name="ce11"/>
        <table:table-column table:style-name="co9" table:default-cell-style-name="ce8"/>
        <table:table-column table:style-name="co6" table:default-cell-style-name="Default"/>
        <table:table-column table:style-name="co10" table:default-cell-style-name="ce8"/>
        <table:table-row table:style-name="ro1">
          <table:table-cell table:style-name="ce1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y+4y+2y+...+2y+4y+y</text:p>
          </table:table-cell>
          <table:table-cell table:style-name="ce12"/>
          <table:table-cell table:style-name="ce9"/>
          <table:table-cell/>
        </table:table-row>
        <table:table-row table:style-name="ro1">
          <table:table-cell table:style-name="ce2" office:value-type="float" office:value="-3" calcext:value-type="float">
            <text:p>-3</text:p>
          </table:table-cell>
          <table:table-cell table:style-name="ce10" table:formula="of:=(2.718281^-([.A2]^2))" office:value-type="float" office:value="0.000123410142595038" calcext:value-type="float">
            <text:p>0,000123410143</text:p>
          </table:table-cell>
          <table:table-cell table:style-name="ce10" office:value-type="float" office:value="0.000123410143" calcext:value-type="float">
            <text:p>0,000123410143</text:p>
          </table:table-cell>
          <table:table-cell table:number-columns-repeated="3"/>
        </table:table-row>
        <table:table-row table:style-name="ro1">
          <table:table-cell table:style-name="ce2" office:value-type="float" office:value="-2.75" calcext:value-type="float">
            <text:p>-2,75</text:p>
          </table:table-cell>
          <table:table-cell table:style-name="ce10" table:formula="of:=(2.718281^-([.A3]^2))" office:value-type="float" office:value="0.00051957587969613" calcext:value-type="float">
            <text:p>0,000519575880</text:p>
          </table:table-cell>
          <table:table-cell table:style-name="ce10" table:formula="of:=(4*[.B3])" office:value-type="float" office:value="0.00207830351878452" calcext:value-type="float">
            <text:p>0,002078303519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-2.5" calcext:value-type="float">
            <text:p>-2,5</text:p>
          </table:table-cell>
          <table:table-cell table:style-name="ce10" table:formula="of:=(2.718281^-([.A4]^2))" office:value-type="float" office:value="0.00193045781342175" calcext:value-type="float">
            <text:p>0,001930457813</text:p>
          </table:table-cell>
          <table:table-cell table:style-name="ce10" table:formula="of:=(2*[.B4])" office:value-type="float" office:value="0.00386091562684349" calcext:value-type="float">
            <text:p>0,003860915627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-2.25" calcext:value-type="float">
            <text:p>-2,25</text:p>
          </table:table-cell>
          <table:table-cell table:style-name="ce10" table:formula="of:=(2.718281^-([.A5]^2))" office:value-type="float" office:value="0.00632972519369859" calcext:value-type="float">
            <text:p>0,006329725194</text:p>
          </table:table-cell>
          <table:table-cell table:style-name="ce10" table:formula="of:=(4*[.B5])" office:value-type="float" office:value="0.0253189007747943" calcext:value-type="float">
            <text:p>0,025318900775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10" table:formula="of:=(2.718281^-([.A6]^2))" office:value-type="float" office:value="0.0183156612172037" calcext:value-type="float">
            <text:p>0,018315661217</text:p>
          </table:table-cell>
          <table:table-cell table:style-name="ce10" table:formula="of:=(2*[.B6])" office:value-type="float" office:value="0.0366313224344075" calcext:value-type="float">
            <text:p>0,036631322434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-1.75" calcext:value-type="float">
            <text:p>-1,75</text:p>
          </table:table-cell>
          <table:table-cell table:style-name="ce10" table:formula="of:=(2.718281^-([.A7]^2))" office:value-type="float" office:value="0.0467706660381634" calcext:value-type="float">
            <text:p>0,046770666038</text:p>
          </table:table-cell>
          <table:table-cell table:style-name="ce10" table:formula="of:=(4*[.B7])" office:value-type="float" office:value="0.187082664152653" calcext:value-type="float">
            <text:p>0,187082664153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-1.5" calcext:value-type="float">
            <text:p>-1,5</text:p>
          </table:table-cell>
          <table:table-cell table:style-name="ce10" table:formula="of:=(2.718281^-([.A8]^2))" office:value-type="float" office:value="0.105399296838297" calcext:value-type="float">
            <text:p>0,105399296838</text:p>
          </table:table-cell>
          <table:table-cell table:style-name="ce10" table:formula="of:=(2*[.B8])" office:value-type="float" office:value="0.210798593676595" calcext:value-type="float">
            <text:p>0,210798593677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-1.25" calcext:value-type="float">
            <text:p>-1,25</text:p>
          </table:table-cell>
          <table:table-cell table:style-name="ce10" table:formula="of:=(2.718281^-([.A9]^2))" office:value-type="float" office:value="0.209611486969733" calcext:value-type="float">
            <text:p>0,209611486970</text:p>
          </table:table-cell>
          <table:table-cell table:style-name="ce10" table:formula="of:=(4*[.B9])" office:value-type="float" office:value="0.838445947878934" calcext:value-type="float">
            <text:p>0,838445947879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10" table:formula="of:=(2.718281^-([.A10]^2))" office:value-type="float" office:value="0.367879553291216" calcext:value-type="float">
            <text:p>0,367879553291</text:p>
          </table:table-cell>
          <table:table-cell table:style-name="ce10" table:formula="of:=(2*[.B10])" office:value-type="float" office:value="0.735759106582432" calcext:value-type="float">
            <text:p>0,735759106582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-0.75" calcext:value-type="float">
            <text:p>-0,75</text:p>
          </table:table-cell>
          <table:table-cell table:style-name="ce10" table:formula="of:=(2.718281^-([.A11]^2))" office:value-type="float" office:value="0.569782922411574" calcext:value-type="float">
            <text:p>0,569782922412</text:p>
          </table:table-cell>
          <table:table-cell table:style-name="ce10" table:formula="of:=(4*[.B11])" office:value-type="float" office:value="2.2791316896463" calcext:value-type="float">
            <text:p>2,279131689646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-0.5" calcext:value-type="float">
            <text:p>-0,5</text:p>
          </table:table-cell>
          <table:table-cell table:style-name="ce10" table:formula="of:=(2.718281^-([.A12]^2))" office:value-type="float" office:value="0.778800842410789" calcext:value-type="float">
            <text:p>0,778800842411</text:p>
          </table:table-cell>
          <table:table-cell table:style-name="ce10" table:formula="of:=(2*[.B12])" office:value-type="float" office:value="1.55760168482158" calcext:value-type="float">
            <text:p>1,557601684822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-0.25" calcext:value-type="float">
            <text:p>-0,25</text:p>
          </table:table-cell>
          <table:table-cell table:style-name="ce10" table:formula="of:=(2.718281^-([.A13]^2))" office:value-type="float" office:value="0.939413080707715" calcext:value-type="float">
            <text:p>0,939413080708</text:p>
          </table:table-cell>
          <table:table-cell table:style-name="ce10" table:formula="of:=(4*[.B13])" office:value-type="float" office:value="3.75765232283086" calcext:value-type="float">
            <text:p>3,757652322831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table:formula="of:=(2.718281^-([.A14]^2))" office:value-type="float" office:value="1" calcext:value-type="float">
            <text:p>1,000000000000</text:p>
          </table:table-cell>
          <table:table-cell table:style-name="ce10" table:formula="of:=(2*[.B14])" office:value-type="float" office:value="2" calcext:value-type="float">
            <text:p>2,000000000000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10" table:formula="of:=(2.718281^-([.A15]^2))" office:value-type="float" office:value="0.939413080707715" calcext:value-type="float">
            <text:p>0,939413080708</text:p>
          </table:table-cell>
          <table:table-cell table:style-name="ce10" table:formula="of:=(4*[.B15])" office:value-type="float" office:value="3.75765232283086" calcext:value-type="float">
            <text:p>3,757652322831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10" table:formula="of:=(2.718281^-([.A16]^2))" office:value-type="float" office:value="0.778800842410789" calcext:value-type="float">
            <text:p>0,778800842411</text:p>
          </table:table-cell>
          <table:table-cell table:style-name="ce10" table:formula="of:=(2*[.B16])" office:value-type="float" office:value="1.55760168482158" calcext:value-type="float">
            <text:p>1,557601684822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0.75" calcext:value-type="float">
            <text:p>0,75</text:p>
          </table:table-cell>
          <table:table-cell table:style-name="ce10" table:formula="of:=(2.718281^-([.A17]^2))" office:value-type="float" office:value="0.569782922411574" calcext:value-type="float">
            <text:p>0,569782922412</text:p>
          </table:table-cell>
          <table:table-cell table:style-name="ce10" table:formula="of:=(4*[.B17])" office:value-type="float" office:value="2.2791316896463" calcext:value-type="float">
            <text:p>2,279131689646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table:formula="of:=(2.718281^-([.A18]^2))" office:value-type="float" office:value="0.367879553291216" calcext:value-type="float">
            <text:p>0,367879553291</text:p>
          </table:table-cell>
          <table:table-cell table:style-name="ce10" table:formula="of:=(2*[.B18])" office:value-type="float" office:value="0.735759106582432" calcext:value-type="float">
            <text:p>0,735759106582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1.25" calcext:value-type="float">
            <text:p>1,25</text:p>
          </table:table-cell>
          <table:table-cell table:style-name="ce10" table:formula="of:=(2.718281^-([.A19]^2))" office:value-type="float" office:value="0.209611486969733" calcext:value-type="float">
            <text:p>0,209611486970</text:p>
          </table:table-cell>
          <table:table-cell table:style-name="ce10" table:formula="of:=(4*[.B19])" office:value-type="float" office:value="0.838445947878934" calcext:value-type="float">
            <text:p>0,838445947879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1.5" calcext:value-type="float">
            <text:p>1,5</text:p>
          </table:table-cell>
          <table:table-cell table:style-name="ce10" table:formula="of:=(2.718281^-([.A20]^2))" office:value-type="float" office:value="0.105399296838297" calcext:value-type="float">
            <text:p>0,105399296838</text:p>
          </table:table-cell>
          <table:table-cell table:style-name="ce10" table:formula="of:=(2*[.B20])" office:value-type="float" office:value="0.210798593676595" calcext:value-type="float">
            <text:p>0,210798593677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1.75" calcext:value-type="float">
            <text:p>1,75</text:p>
          </table:table-cell>
          <table:table-cell table:style-name="ce10" table:formula="of:=(2.718281^-([.A21]^2))" office:value-type="float" office:value="0.0467706660381634" calcext:value-type="float">
            <text:p>0,046770666038</text:p>
          </table:table-cell>
          <table:table-cell table:style-name="ce10" table:formula="of:=(4*[.B21])" office:value-type="float" office:value="0.187082664152653" calcext:value-type="float">
            <text:p>0,187082664153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0" table:formula="of:=(2.718281^-([.A22]^2))" office:value-type="float" office:value="0.0183156612172037" calcext:value-type="float">
            <text:p>0,018315661217</text:p>
          </table:table-cell>
          <table:table-cell table:style-name="ce10" table:formula="of:=(2*[.B22])" office:value-type="float" office:value="0.0366313224344075" calcext:value-type="float">
            <text:p>0,036631322434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2.25" calcext:value-type="float">
            <text:p>2,25</text:p>
          </table:table-cell>
          <table:table-cell table:style-name="ce10" table:formula="of:=(2.718281^-([.A23]^2))" office:value-type="float" office:value="0.00632972519369859" calcext:value-type="float">
            <text:p>0,006329725194</text:p>
          </table:table-cell>
          <table:table-cell table:style-name="ce10" table:formula="of:=(4*[.B23])" office:value-type="float" office:value="0.0253189007747943" calcext:value-type="float">
            <text:p>0,025318900775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table:style-name="ce10" table:formula="of:=(2.718281^-([.A24]^2))" office:value-type="float" office:value="0.00193045781342175" calcext:value-type="float">
            <text:p>0,001930457813</text:p>
          </table:table-cell>
          <table:table-cell table:style-name="ce10" table:formula="of:=(2*[.B24])" office:value-type="float" office:value="0.00386091562684349" calcext:value-type="float">
            <text:p>0,003860915627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2.75" calcext:value-type="float">
            <text:p>2,75</text:p>
          </table:table-cell>
          <table:table-cell table:style-name="ce10" table:formula="of:=(2.718281^-([.A25]^2))" office:value-type="float" office:value="0.00051957587969613" calcext:value-type="float">
            <text:p>0,000519575880</text:p>
          </table:table-cell>
          <table:table-cell table:style-name="ce10" table:formula="of:=(4*[.B25])" office:value-type="float" office:value="0.00207830351878452" calcext:value-type="float">
            <text:p>0,002078303519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0" table:formula="of:=(2.718281^-([.A26]^2))" office:value-type="float" office:value="0.000123410142595038" calcext:value-type="float">
            <text:p>0,000123410143</text:p>
          </table:table-cell>
          <table:table-cell table:style-name="ce10" office:value-type="float" office:value="0.000123410143" calcext:value-type="float">
            <text:p>0,000123410143</text:p>
          </table:table-cell>
          <table:table-cell table:style-name="ce11"/>
          <table:table-cell table:style-name="ce7"/>
          <table:table-cell/>
        </table:table-row>
        <table:table-row table:style-name="ro1">
          <table:table-cell table:style-name="ce5"/>
          <table:table-cell table:style-name="ce10"/>
          <table:table-cell table:style-name="ce10" table:formula="of:=SUM([.C2:.C26])" office:value-type="float" office:value="21.2689697241744" calcext:value-type="float">
            <text:p>21,268969724174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6" office:value-type="string" calcext:value-type="string">
            <text:p>h/3 * C27</text:p>
          </table:table-cell>
          <table:table-cell table:style-name="ce6" table:formula="of:=0.083333333*[.C27]" office:value-type="float" office:value="1.77241413659154" calcext:value-type="float">
            <text:p>1,772414136592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6" office:value-type="string" calcext:value-type="string">
            <text:p>Áreal Total</text:p>
          </table:table-cell>
          <table:table-cell table:style-name="ce6" table:formula="of:=[.C28]*1.1283791671" office:value-type="float" office:value="1.99995518720343" calcext:value-type="float">
            <text:p>1,999955187203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2"/>
          <table:table-cell table:number-columns-repeated="3"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 style:data-style-name="N2" text:time-value="16:04:14.8347541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1:11:31.593891561</meta:creation-date>
    <dc:date>2015-06-04T16:39:11.873708323</dc:date>
    <meta:editing-duration>PT3H2M14S</meta:editing-duration>
    <meta:editing-cycles>14</meta:editing-cycles>
    <meta:generator>LibreOffice/4.2.8.2$Linux_X86_64 LibreOffice_project/420m0$Build-2</meta:generator>
    <meta:document-statistic meta:table-count="2" meta:cell-count="238" meta:object-count="0"/>
  </office:meta>
</office:document-meta>
</file>